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6000000409E6A1B72FB45B8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6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7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min-height="0.144cm" fo:min-width="0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min-height="0.044cm" fo:min-width="0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3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5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4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text-properties fo:font-size="10.5pt" style:font-size-asian="18pt" style:font-size-complex="18pt"/>
    </style:style>
    <style:style style:name="P9" style:family="paragraph">
      <loext:graphic-properties draw:fill="none" draw:fill-color="#ffffff"/>
      <style:text-properties fo:font-size="10.5pt" style:font-size-asian="18pt" style:font-size-complex="18pt"/>
    </style:style>
    <style:style style:name="P10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4.03cm" svg:y1="13.033cm" svg:x2="24.039cm" svg:y2="15.7cm">
          <text:p/>
        </draw:line>
        <draw:line draw:style-name="gr1" draw:text-style-name="P1" draw:layer="layout" svg:x1="7.994cm" svg:y1="5.966cm" svg:x2="8.004cm" svg:y2="8.782cm">
          <text:p/>
        </draw:line>
        <draw:g>
          <draw:line draw:style-name="gr2" draw:text-style-name="P1" draw:layer="layout" svg:x1="18.992cm" svg:y1="11.182cm" svg:x2="21.008cm" svg:y2="11.182cm">
            <text:p/>
          </draw:line>
          <draw:line draw:style-name="gr2" draw:text-style-name="P1" draw:layer="layout" svg:x1="18.992cm" svg:y1="11.182cm" svg:x2="21.008cm" svg:y2="11.182cm">
            <text:p/>
          </draw:line>
          <draw:line draw:style-name="gr2" draw:text-style-name="P1" draw:layer="layout" svg:x1="18.992cm" svg:y1="12.082cm" svg:x2="21.008cm" svg:y2="12.082cm">
            <text:p/>
          </draw:line>
          <draw:line draw:style-name="gr2" draw:text-style-name="P1" draw:layer="layout" svg:x1="19.986cm" svg:y1="13.298cm" svg:x2="20.002cm" svg:y2="12.075cm">
            <text:p/>
          </draw:line>
          <draw:line draw:style-name="gr2" draw:text-style-name="P1" draw:layer="layout" svg:x1="19.986cm" svg:y1="11.2cm" svg:x2="20.002cm" svg:y2="9.977cm">
            <text:p/>
          </draw:line>
        </draw:g>
        <draw:frame draw:style-name="gr3" draw:text-style-name="P2" draw:layer="layout" svg:width="4.823cm" svg:height="1.687cm" draw:transform="skewX (0.0148352986419518) rotate (-1.56643300366491) translate (8.861cm 8.457cm)">
          <draw:image xlink:href="Pictures/10000201000000B6000000409E6A1B72FB45B81E.png" xlink:type="simple" xlink:show="embed" xlink:actuate="onLoad" loext:mime-type="image/png">
            <text:p/>
          </draw:image>
        </draw:frame>
        <draw:g>
          <draw:line draw:style-name="gr2" draw:text-style-name="P1" draw:layer="layout" svg:x1="24.057cm" svg:y1="12.043cm" svg:x2="23.709cm" svg:y2="11.884cm">
            <text:p/>
          </draw:line>
          <draw:line draw:style-name="gr2" draw:text-style-name="P1" draw:layer="layout" svg:x1="24.393cm" svg:y1="11.541cm" svg:x2="23.71cm" svg:y2="11.887cm">
            <text:p/>
          </draw:line>
          <draw:line draw:style-name="gr2" draw:text-style-name="P1" draw:layer="layout" svg:x1="24.406cm" svg:y1="10.874cm" svg:x2="23.698cm" svg:y2="10.54cm">
            <text:p/>
          </draw:line>
          <draw:line draw:style-name="gr2" draw:text-style-name="P1" draw:layer="layout" svg:x1="24.409cm" svg:y1="11.557cm" svg:x2="23.701cm" svg:y2="11.223cm">
            <text:p/>
          </draw:line>
          <draw:line draw:style-name="gr2" draw:text-style-name="P1" draw:layer="layout" svg:x1="24.402cm" svg:y1="10.86cm" svg:x2="23.719cm" svg:y2="11.206cm">
            <text:p/>
          </draw:line>
          <draw:line draw:style-name="gr2" draw:text-style-name="P1" draw:layer="layout" svg:x1="24.377cm" svg:y1="10.185cm" svg:x2="23.694cm" svg:y2="10.531cm">
            <text:p/>
          </draw:line>
          <draw:line draw:style-name="gr2" draw:text-style-name="P1" draw:layer="layout" svg:x1="24.343cm" svg:y1="10.192cm" svg:x2="23.995cm" svg:y2="10.033cm">
            <text:p/>
          </draw:line>
        </draw:g>
        <draw:g>
          <draw:custom-shape draw:style-name="gr4" draw:text-style-name="P2" draw:layer="layout" svg:width="0.571cm" svg:height="0.571cm" draw:transform="rotate (-3.14159265358979) translate (24.321cm 14.51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24.334cm" svg:y1="14.523cm" svg:x2="23.713cm" svg:y2="14.523cm">
            <text:p/>
          </draw:line>
        </draw:g>
        <draw:custom-shape draw:style-name="gr5" draw:text-style-name="P3" draw:layer="layout" svg:width="5.013cm" svg:height="5.156cm" svg:x="1.672cm" svg:y="14.67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009cm" svg:y1="9.939cm" svg:x2="4.002cm" svg:y2="6.029cm">
          <text:p/>
        </draw:line>
        <draw:line draw:style-name="gr1" draw:text-style-name="P1" draw:layer="layout" svg:x1="4.007cm" svg:y1="15.638cm" svg:x2="4cm" svg:y2="11.728cm">
          <text:p/>
        </draw:line>
        <draw:custom-shape draw:style-name="gr6" draw:text-style-name="P2" draw:layer="layout" svg:width="1.842cm" svg:height="1.843cm" svg:x="3.102cm" svg:y="9.905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954cm" svg:y1="6cm" svg:x2="7.978cm" svg:y2="6.009cm">
          <text:p/>
        </draw:line>
        <draw:line draw:style-name="gr1" draw:text-style-name="P1" draw:layer="layout" svg:x1="3.959cm" svg:y1="15.6cm" svg:x2="7.983cm" svg:y2="15.609cm">
          <text:p/>
        </draw:line>
        <draw:line draw:style-name="gr1" draw:text-style-name="P1" draw:layer="layout" svg:x1="8.009cm" svg:y1="12.838cm" svg:x2="7.998cm" svg:y2="15.66cm">
          <text:p/>
        </draw:line>
        <draw:line draw:style-name="gr1" draw:text-style-name="P1" draw:layer="layout" svg:x1="11.01cm" svg:y1="12.838cm" svg:x2="11.013cm" svg:y2="14.995cm">
          <text:p/>
        </draw:line>
        <draw:line draw:style-name="gr1" draw:text-style-name="P1" draw:layer="layout" svg:x1="10.994cm" svg:y1="5.966cm" svg:x2="11.004cm" svg:y2="8.782cm">
          <text:p/>
        </draw:line>
        <draw:frame draw:style-name="gr3" draw:text-style-name="P2" draw:layer="layout" svg:width="4.823cm" svg:height="1.687cm" draw:transform="skewX (0.0148352986419518) rotate (-1.56643300366491) translate (11.861cm 8.458cm)">
          <draw:image xlink:href="Pictures/10000201000000B6000000409E6A1B72FB45B81E.png" xlink:type="simple" xlink:show="embed" xlink:actuate="onLoad" loext:mime-type="image/png">
            <text:p/>
          </draw:image>
        </draw:frame>
        <draw:line draw:style-name="gr1" draw:text-style-name="P1" draw:layer="layout" svg:x1="10.99cm" svg:y1="5.992cm" svg:x2="14.997cm" svg:y2="5.995cm">
          <text:p/>
        </draw:line>
        <draw:line draw:style-name="gr1" draw:text-style-name="P1" draw:layer="layout" svg:x1="15.003cm" svg:y1="5.942cm" svg:x2="15.003cm" svg:y2="6.971cm">
          <text:p/>
        </draw:line>
        <draw:line draw:style-name="gr1" draw:text-style-name="P1" draw:layer="layout" svg:x1="15.008cm" svg:y1="6.949cm" svg:x2="13.031cm" svg:y2="8.973cm">
          <text:p/>
        </draw:line>
        <draw:g>
          <draw:custom-shape draw:style-name="gr4" draw:text-style-name="P2" draw:layer="layout" svg:width="0.6cm" svg:height="0.599cm" draw:transform="skewX (0.00174532925199441) rotate (0.715584993317675) translate (13.535cm 8.015cm)">
            <text:p/>
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3.929cm" svg:y1="7.604cm" svg:x2="14.421cm" svg:y2="8.032cm">
            <text:p/>
          </draw:line>
        </draw:g>
        <draw:line draw:style-name="gr1" draw:text-style-name="P1" draw:layer="layout" svg:x1="12.973cm" svg:y1="8.962cm" svg:x2="15.026cm" svg:y2="11.054cm">
          <text:p/>
        </draw:line>
        <draw:line draw:style-name="gr1" draw:text-style-name="P1" draw:layer="layout" svg:x1="14.974cm" svg:y1="11.048cm" svg:x2="17.021cm" svg:y2="8.972cm">
          <text:p/>
        </draw:line>
        <draw:line draw:style-name="gr1" draw:text-style-name="P1" draw:layer="layout" svg:x1="17.015cm" svg:y1="9.031cm" svg:x2="14.991cm" svg:y2="6.92cm">
          <text:p/>
        </draw:line>
        <draw:g>
          <draw:custom-shape draw:style-name="gr4" draw:text-style-name="P2" draw:layer="layout" svg:width="0.6cm" svg:height="0.599cm" draw:transform="skewX (0.00174532925199433) rotate (2.44346095279206) translate (16.127cm 8.452cm)">
            <text:p/>
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6.528cm" svg:y1="8.068cm" svg:x2="16.028cm" svg:y2="8.487cm">
            <text:p/>
          </draw:line>
        </draw:g>
        <draw:g>
          <draw:custom-shape draw:style-name="gr4" draw:text-style-name="P2" draw:layer="layout" svg:width="0.6cm" svg:height="0.599cm" draw:transform="skewX (0.00174532925199441) rotate (0.715584993317675) translate (15.591cm 9.984cm)">
            <text:p/>
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5.985cm" svg:y1="9.573cm" svg:x2="16.477cm" svg:y2="10.001cm">
            <text:p/>
          </draw:line>
        </draw:g>
        <draw:g>
          <draw:custom-shape draw:style-name="gr4" draw:text-style-name="P2" draw:layer="layout" svg:width="0.6cm" svg:height="0.599cm" draw:transform="skewX (0.00174532925199433) rotate (2.44346095279206) translate (14.002cm 10.359cm)">
            <text:p/>
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4.403cm" svg:y1="9.975cm" svg:x2="13.903cm" svg:y2="10.394cm">
            <text:p/>
          </draw:line>
        </draw:g>
        <draw:line draw:style-name="gr1" draw:text-style-name="P1" draw:layer="layout" svg:x1="16.98cm" svg:y1="8.989cm" svg:x2="20.029cm" svg:y2="8.996cm">
          <text:p/>
        </draw:line>
        <draw:line draw:style-name="gr1" draw:text-style-name="P1" draw:layer="layout" svg:x1="19.995cm" svg:y1="12.944cm" svg:x2="19.981cm" svg:y2="15.741cm">
          <text:p/>
        </draw:line>
        <draw:line draw:style-name="gr1" draw:text-style-name="P1" draw:layer="layout" svg:x1="12.965cm" svg:y1="15.69cm" svg:x2="19.95cm" svg:y2="15.69cm">
          <text:p/>
        </draw:line>
        <draw:line draw:style-name="gr1" draw:text-style-name="P1" draw:layer="layout" svg:x1="20.012cm" svg:y1="8.95cm" svg:x2="20.001cm" svg:y2="10.073cm">
          <text:p/>
        </draw:line>
        <draw:line draw:style-name="gr1" draw:text-style-name="P1" draw:layer="layout" svg:x1="20.014cm" svg:y1="9.001cm" svg:x2="24.013cm" svg:y2="9.002cm">
          <text:p/>
        </draw:line>
        <draw:line draw:style-name="gr1" draw:text-style-name="P1" draw:layer="layout" svg:x1="19.989cm" svg:y1="15.688cm" svg:x2="23.988cm" svg:y2="15.689cm">
          <text:p/>
        </draw:line>
        <draw:line draw:style-name="gr1" draw:text-style-name="P1" draw:layer="layout" svg:x1="23.998cm" svg:y1="8.948cm" svg:x2="24.002cm" svg:y2="10.066cm">
          <text:p/>
        </draw:line>
        <draw:line draw:style-name="gr1" draw:text-style-name="P1" draw:layer="layout" svg:x1="24.025cm" svg:y1="11.977cm" svg:x2="24.029cm" svg:y2="13.095cm">
          <text:p/>
        </draw:line>
        <draw:line draw:style-name="gr7" draw:text-style-name="P1" draw:layer="layout" svg:x1="23.984cm" svg:y1="13.062cm" svg:x2="27.983cm" svg:y2="13.063cm">
          <text:p/>
        </draw:line>
        <draw:line draw:style-name="gr1" draw:text-style-name="P1" draw:layer="layout" svg:x1="23.949cm" svg:y1="15.692cm" svg:x2="27.948cm" svg:y2="15.693cm">
          <text:p/>
        </draw:line>
        <draw:frame draw:style-name="gr8" draw:text-style-name="P4" draw:layer="layout" svg:width="1.353cm" svg:height="1.013cm" svg:x="1.818cm" svg:y="10.283cm">
          <draw:text-box>
            <text:p>V</text:p>
          </draw:text-box>
        </draw:frame>
        <draw:frame draw:style-name="gr9" draw:text-style-name="P6" draw:layer="layout" svg:width="1.627cm" svg:height="0.725cm" svg:x="2.3cm" svg:y="10.682cm">
          <draw:text-box>
            <text:p text:style-name="P5">in</text:p>
          </draw:text-box>
        </draw:frame>
        <draw:custom-shape draw:style-name="gr10" draw:text-style-name="P7" draw:layer="layout" svg:width="0.45cm" svg:height="0.556cm" svg:x="27.942cm" svg:y="12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45cm" svg:height="0.556cm" svg:x="27.923cm" svg:y="15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509cm" svg:height="0.962cm" svg:x="27.191cm" svg:y="13.837cm">
          <draw:text-box>
            <text:p>V</text:p>
          </draw:text-box>
        </draw:frame>
        <draw:frame draw:style-name="gr12" draw:text-style-name="P9" draw:layer="layout" svg:width="1.627cm" svg:height="0.662cm" svg:x="27.595cm" svg:y="14.234cm">
          <draw:text-box>
            <text:p text:style-name="P8">O</text:p>
          </draw:text-box>
        </draw:frame>
        <draw:frame draw:style-name="gr13" draw:text-style-name="P6" draw:layer="layout" svg:width="2.468cm" svg:height="1.904cm" svg:x="24.229cm" svg:y="13.963cm">
          <draw:text-box>
            <text:p text:style-name="P5">21 diodes</text:p>
          </draw:text-box>
        </draw:frame>
        <draw:frame draw:style-name="gr14" draw:text-style-name="P4" draw:layer="layout" svg:width="1.482cm" svg:height="0.962cm" svg:x="21.007cm" svg:y="11.192cm">
          <draw:text-box>
            <text:p>C</text:p>
          </draw:text-box>
        </draw:frame>
        <draw:frame draw:style-name="gr9" draw:text-style-name="P4" draw:layer="layout" svg:width="2.037cm" svg:height="0.962cm" svg:x="24.526cm" svg:y="10.477cm">
          <draw:text-box>
            <text:p>R</text:p>
          </draw:text-box>
        </draw:frame>
        <draw:frame draw:style-name="gr9" draw:text-style-name="P6" draw:layer="layout" svg:width="1.627cm" svg:height="0.725cm" svg:x="12.779cm" svg:y="7.296cm">
          <draw:text-box>
            <text:p text:style-name="P5">Dp1</text:p>
          </draw:text-box>
        </draw:frame>
        <draw:frame draw:style-name="gr9" draw:text-style-name="P6" draw:layer="layout" svg:width="1.627cm" svg:height="0.725cm" svg:x="16.112cm" svg:y="7.244cm">
          <draw:text-box>
            <text:p text:style-name="P5">Dp2</text:p>
          </draw:text-box>
        </draw:frame>
        <draw:frame draw:style-name="gr9" draw:text-style-name="P6" draw:layer="layout" svg:width="1.627cm" svg:height="0.725cm" svg:x="15.662cm" svg:y="10.394cm">
          <draw:text-box>
            <text:p text:style-name="P5">Dp3</text:p>
          </draw:text-box>
        </draw:frame>
        <draw:frame draw:style-name="gr15" draw:text-style-name="P6" draw:layer="layout" svg:width="1.627cm" svg:height="0.725cm" svg:x="12.938cm" svg:y="10.29cm">
          <draw:text-box>
            <text:p text:style-name="P5">Dp4</text:p>
          </draw:text-box>
        </draw:frame>
        <draw:frame draw:style-name="gr16" draw:text-style-name="P4" draw:layer="layout" svg:width="2.308cm" svg:height="1.673cm" svg:x="8.794cm" svg:y="8.612cm">
          <draw:text-box>
            <text:p>n:1</text:p>
          </draw:text-box>
        </draw:frame>
        <draw:line draw:style-name="gr17" draw:text-style-name="P1" draw:layer="layout" svg:x1="9.35cm" svg:y1="9.514cm" svg:x2="9.35cm" svg:y2="14.092cm">
          <text:p/>
        </draw:line>
        <draw:line draw:style-name="gr17" draw:text-style-name="P1" draw:layer="layout" svg:x1="9.578cm" svg:y1="9.515cm" svg:x2="9.578cm" svg:y2="14.093cm">
          <text:p/>
        </draw:line>
        <draw:frame draw:style-name="gr9" draw:text-style-name="P6" draw:layer="layout" svg:width="1.627cm" svg:height="0.725cm" svg:x="27.806cm" svg:y="12.032cm">
          <draw:text-box>
            <text:p text:style-name="P5">+</text:p>
          </draw:text-box>
        </draw:frame>
        <draw:frame draw:style-name="gr9" draw:text-style-name="P6" draw:layer="layout" svg:width="1.627cm" svg:height="0.725cm" svg:x="27.807cm" svg:y="15.922cm">
          <draw:text-box>
            <text:p text:style-name="P5">-</text:p>
          </draw:text-box>
        </draw:frame>
        <draw:line draw:style-name="gr1" draw:text-style-name="P1" draw:layer="layout" svg:x1="13.008cm" svg:y1="8.961cm" svg:x2="13.017cm" svg:y2="15.663cm">
          <text:p/>
        </draw:line>
        <draw:line draw:style-name="gr1" draw:text-style-name="P1" draw:layer="layout" svg:x1="10.974cm" svg:y1="14.983cm" svg:x2="15.018cm" svg:y2="14.995cm">
          <text:p/>
        </draw:line>
        <draw:line draw:style-name="gr1" draw:text-style-name="P1" draw:layer="layout" svg:x1="14.997cm" svg:y1="10.937cm" svg:x2="15cm" svg:y2="15.037cm">
          <text:p/>
        </draw:line>
        <draw:frame draw:style-name="gr8" draw:text-style-name="P4" draw:layer="layout" svg:width="1.353cm" svg:height="1.013cm" svg:x="11.768cm" svg:y="10.284cm">
          <draw:text-box>
            <text:p>V</text:p>
          </draw:text-box>
        </draw:frame>
        <draw:frame draw:style-name="gr9" draw:text-style-name="P6" draw:layer="layout" svg:width="1.627cm" svg:height="0.725cm" svg:x="12.117cm" svg:y="10.789cm">
          <draw:text-box>
            <text:p text:style-name="P5">S</text:p>
          </draw:text-box>
        </draw:fram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4-29T19:54:34.718882954</dc:date>
    <meta:editing-duration>PT22H14M56S</meta:editing-duration>
    <meta:editing-cycles>25</meta:editing-cycles>
    <meta:generator>LibreOffice/6.4.6.2$Linux_X86_64 LibreOffice_project/40$Build-2</meta:generator>
    <meta:document-statistic meta:object-count="101"/>
  </office:meta>
</office:document-meta>
</file>